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24-08-12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23-08-23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22-08-08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21-08-1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20-04-07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9-12-1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9-09-1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9-04-16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8-06-12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8-02-2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7-08-14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6-10-1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6-06-2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12-2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11-30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10-30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9-30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8-24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7-13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6-19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5-29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4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3-1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2-24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5-01-29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12-3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11-2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10-31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10-21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09-02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08-01 0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07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05-17 0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03-28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4-03-01 0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12-30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11-19 0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09-27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08-2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06-26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05-15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04-30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03-21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02-2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3-01-03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2-10-31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2-09-05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2-04-0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2-02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1-12-20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1-07-25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1-05-2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0-09-02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0-08-0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0-06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0-04-21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10-03-22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09-10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200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95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24119425801</text:p>
          </table:table-cell>
          <table:table-cell office:value-type="string" calcext:value-type="string">
            <text:p>198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